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Standard"><text:a xlink:type="simple" xlink:href="https://github.com/NerosJuanMa/cursos_db.git" text:style-name="Internet_20_link" text:visited-style-name="Visited_20_Internet_20_Link"><text:span text:style-name="T1">https://github.com/NerosJuanMa/cursos_db.git</text:span></text:a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1:38:53.234954900</meta:creation-date>
    <dc:date>2026-01-08T11:39:12.387501700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25.2.7.2$Windows_X86_64 LibreOffice_project/5cbfd1ab6520636bb5f7b99185aa69bd7456825d</meta:generator>
  </office:meta>
</office:document-meta>
</file>